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335b" officeooo:paragraph-rsid="0000335b"/>
    </style:style>
    <style:style style:name="P2" style:family="paragraph" style:parent-style-name="Standard">
      <style:text-properties fo:language="fr" fo:country="FR" officeooo:rsid="0000775a" officeooo:paragraph-rsid="0000775a"/>
    </style:style>
    <style:style style:name="P3" style:family="paragraph" style:parent-style-name="Standard">
      <style:text-properties fo:language="fr" fo:country="FR" officeooo:rsid="00018247" officeooo:paragraph-rsid="00018247"/>
    </style:style>
    <style:style style:name="P4" style:family="paragraph" style:parent-style-name="Standard">
      <style:text-properties fo:language="fr" fo:country="FR" officeooo:rsid="000191f0" officeooo:paragraph-rsid="000191f0"/>
    </style:style>
    <style:style style:name="P5" style:family="paragraph" style:parent-style-name="Standard">
      <style:text-properties fo:language="fr" fo:country="FR" officeooo:rsid="00044760" officeooo:paragraph-rsid="00044760"/>
    </style:style>
    <style:style style:name="T1" style:family="text">
      <style:text-properties officeooo:rsid="000191f0"/>
    </style:style>
    <style:style style:name="T2" style:family="text">
      <style:text-properties officeooo:rsid="0002dc60"/>
    </style:style>
    <style:style style:name="T3" style:family="text">
      <style:text-properties officeooo:rsid="000447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: Création de site en utilisant HTML , CSS et les bases de données, </text:p>
      <text:p text:style-name="P1">Exemple: création de site comme blabla car, avoir une formulaire et des barres de recherche d’une ville a une autre,</text:p>
      <text:p text:style-name="P1"><text:s/></text:p>
      <text:p text:style-name="P1">Utilisation de liens ( création d’autres fichiers HTML)</text:p>
      <text:p text:style-name="P1">Utiliser des listes etc,</text:p>
      <text:p text:style-name="P1"/>
      <text:p text:style-name="P2">Idée: <text:span text:style-name="T1">Création site de vente et d’achat de voiture d’occasion entre particuliers. </text:span></text:p>
      <text:p text:style-name="P4">Nom: <text:s/><text:span text:style-name="T2"><text:s/></text:span></text:p>
      <text:p text:style-name="P3"><text:s/><text:span text:style-name="T3">NB : </text:span></text:p>
      <text:p text:style-name="P5">à installer NodeJS ( il faut y aller a notdeJS,org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05-22T10:41:48.790000000</dc:date>
    <meta:editing-duration>PT34M12S</meta:editing-duration>
    <meta:editing-cycles>5</meta:editing-cycles>
    <meta:document-statistic meta:table-count="0" meta:image-count="0" meta:object-count="0" meta:page-count="1" meta:paragraph-count="9" meta:word-count="71" meta:character-count="419" meta:non-whitespace-character-count="347"/>
  </office:meta>
</office:document-meta>
</file>